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itle" style:master-page-name="Standard">
      <style:paragraph-properties style:page-number="auto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tab/><text:span text:style-name="T4">Memória Virtual<text:line-break/> <text:tab/><text:tab/>Caso de Uso: ExcluirUsuario</text:span></text:p>
      <text:p text:style-name="P8"/>
      <text:h text:style-name="P12" text:outline-level="1">Breve Descrição</text:h>
      <text:p text:style-name="P7"><text:s text:c="4"/>O Administrador ou Gerente do sistema exclui (torna inativo) um usuário cadastrado.</text:p>
      <text:h text:style-name="P12" text:outline-level="1">Breve Descrição dos Atores</text:h>
      <text:p text:style-name="P7"><text:s text:c="4"/>Gerente: O Gerente exclui revisores e catalogadores de sua instituição.</text:p>
      <text:p text:style-name="P7"><text:s text:c="4"/>Administrador: O Administrador exclui gerentes, revisores e catalogadores.</text:p>
      <text:h text:style-name="P12" text:outline-level="1">Pré-condições </text:h>
      <text:p text:style-name="P7"><text:s text:c="5"/>O Administrador/Gerente está logado no sistema e o usuário a ser excluido deve estar cadastrado.</text:p>
      <text:h text:style-name="P12" text:outline-level="1">Fluxo Básico de eventos</text:h>
      <text:list xml:id="list33500662" text:style-name="WW8Num7">
        <text:list-item>
          <text:p text:style-name="P15"><text:s text:c="3"/>O Administrador/Gerente seleciona a opção “Excluir Usuário”;</text:p>
        </text:list-item>
        <text:list-item>
          <text:p text:style-name="P15"><text:s text:c="3"/>O Administrador/Gerente digita o nome do usuário a ser excluido;</text:p>
        </text:list-item>
        <text:list-item>
          <text:p text:style-name="P15"><text:s text:c="3"/>O sistema retorna os resultados da busca;</text:p>
        </text:list-item>
        <text:list-item>
          <text:p text:style-name="P15"><text:s text:c="3"/>O Administrador/Gerente <text:s/>seleciona o usuário a ser excluido, escolhe outro Administrador/Gerente para confirmar a operação e define o tempo de validade para o pedido de exclusão;</text:p>
        </text:list-item>
        <text:list-item>
          <text:p text:style-name="P15"><text:s text:c="3"/>O sistema valida o pedido de exclusão e envia para o e-mail do Administrador/Gerente escolhido um link de confirmação de exclusão.</text:p>
        </text:list-item>
        <text:list-item>
          <text:p text:style-name="P15"><text:s text:c="3"/>O Administrador/Gerente confirma a operação de exclusão dentro do período de validade;</text:p>
        </text:list-item>
        <text:list-item>
          <text:p text:style-name="P15"><text:s text:c="3"/>O sistema valida a operação de exclusão;</text:p>
        </text:list-item>
        <text:list-item>
          <text:p text:style-name="P15"><text:s text:c="3"/>O caso de uso termina.</text:p>
        </text:list-item>
      </text:list>
      <text:h text:style-name="P12" text:outline-level="1">Fluxos Alternativos</text:h>
      <text:h text:style-name="P14" text:outline-level="2" text:is-list-header="true"/>
      <text:list xml:id="list33509000" text:style-name="WW8Num2">
        <text:list-header>
          <text:p text:style-name="P16">Fluxo Alternativo 1</text:p>
          <text:list>
            <text:list-item>
              <text:list>
                <text:list-item>
                  <text:list>
                    <text:list-header>
                      <text:p text:style-name="P18"><text:s text:c="13"/><text:span text:style-name="T8">Se no passo 3 do fluxo básico o sistema não retorna nenhum resultado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7"><text:s text:c="20"/>1. O sistema retorna a mensagem “Nenhum usuário encontrado”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p text:style-name="P9"><text:s text:c="20"/>2. O caso de uso termina.</text:p>
      <text:p text:style-name="P9"><text:soft-page-break/></text:p>
      <text:list xml:id="list33551510" text:continue-numbering="true" text:style-name="WW8Num2">
        <text:list-header>
          <text:p text:style-name="P16">Fluxo Alternativo 2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"><text:span text:style-name="T5"><text:s text:c="2"/><text:tab/><text:tab/></text:span><text:span text:style-name="T6">Se no passo 4 do fluxo básico o usuário não seleciona outro <text:s text:c="2"/>Administrador/Gerente para confirmar a operação, entao</text:span></text:p>
                            </text:list-header>
                          </text:list>
                          <text:p text:style-name="P22"><text:span text:style-name="T8"><text:s text:c="7"/><text:tab/> <text:s text:c="2"/>1. O sistema exibe a mensagem </text:span><text:span text:style-name="T6">“É necessário selecionar um Administrador/Gerente <text:s/>para confirmar a operação”;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0"><text:s text:c="22"/>2. O caso de uso retorna ao passo 4.</text:p>
                                          <text:p text:style-name="P21"/>
                                          <text:p text:style-name="P21">Fluxo Alternativo 3</text:p>
                                          <text:list>
                                            <text:list-header>
                                              <text:p text:style-name="P19"><text:span text:style-name="T7"><text:s text:c="7"/></text:span><text:span text:style-name="T6"><text:s text:c="3"/>Se no passo 5 do fluxo básico o Gerente tenta excluir <text:s/>revisores e catalogadores de outra instituição, ou administradores e revisores, entao</text:span></text:p>
                                              <text:p text:style-name="P20"><text:s text:c="19"/>1. O sistema exibe a mensagem ;“Seu nível de acesso não permite tal exclusão”;</text:p>
                                              <text:p text:style-name="P20"><text:s text:c="19"/>2. <text:s/>O sistema não permite a exclusão;</text:p>
                                              <text:p text:style-name="P20"><text:s/><text:tab/> <text:s text:c="6"/>3. O caso de uso termina.</text:p>
                                            </text:list-header>
                                          </text:list>
                                          <text:p text:style-name="P21"/>
                                          <text:p text:style-name="P21">Fluxo Alternativo 4</text:p>
                                          <text:p text:style-name="P20"><text:s text:c="8"/>Se no passo 6 do fluxo básico o Administrador/Gerente não confirma nem cancela o pedido de exclusão dentro do período de validade, entao</text:p>
                                          <text:p text:style-name="P20"><text:s text:c="17"/>1. O pedido de exclusão é eliminado do sistema;</text:p>
                                          <text:list>
                                            <text:list-header>
                                              <text:p text:style-name="P20"><text:s text:c="17"/>2. O caso de uso é encerrado.</text:p>
                                              <text:p text:style-name="P20"/>
                                            </text:list-header>
                                          </text:list>
                                          <text:p text:style-name="P21">Fluxo Alternativo 5</text:p>
                                          <text:list>
                                            <text:list-header>
                                              <text:p text:style-name="P20"><text:s text:c="9"/>Se no passo 6 do fluxo básico o Administrador/Gerente seleciona a opção “Cancelar exclusão” <text:s/>no link de confirmação de exclusão, entao: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0"><text:tab/> <text:s text:c="2"/>1. O usuário não é excluido do sistema;</text:p>
      <text:p text:style-name="P10"><text:tab/> <text:s text:c="2"/>2. O caso de uso é encerrado;</text:p>
      <text:p text:style-name="P10"/>
      <text:h text:style-name="P12" text:outline-level="1">Pós-condições</text:h>
      <text:h text:style-name="P13" text:outline-level="2" text:is-list-header="true">Fluxo Básico: O sistema coloca como Inativo o cadastro do usuário.</text:h>
      <text:p text:style-name="P4"><text:tab/>Fluxo Alternativo 1: Não ocorre alteração na base de dados do sistema.</text:p>
      <text:p text:style-name="P4"><text:tab/>Fluxo Alternativo 2: A exclusão do usuário encontra-se pendente.</text:p>
      <text:p text:style-name="P4"><text:tab/>Fluxo Alternativo 3: O cadastro do usuário permanece como Ativo no sistema.</text:p>
      <text:p text:style-name="P4"><text:tab/>Fluxo Alternativo 4: O cadastro do usuário permanece como Ativo no sistema.</text:p>
      <text:p text:style-name="P4"><text:tab/>Fluxo Alternativo 5: O cadastro do usuário permanece como Ativo no sistema.</text:p>
      <text:h text:style-name="P12" text:outline-level="1"><text:soft-page-break/>Requisitos especiais</text:h>
      <text:p text:style-name="P7"><text:s text:c="3"/>Requisito de Auditoria: o sistema salva no banco de dados o administrador/gerente que excluiu o usuário e o administrador/gerente que autorizou a operaçã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746cm" style:rel-column-width="7406*"/>
    </style:style>
    <style:style style:name="Tabela2.B" style:family="table-column">
      <style:table-column-properties style:column-width="10.672cm" style:rel-column-width="45261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7/12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50</meta:editing-cycles>
    <meta:editing-duration>PT28H17M06S</meta:editing-duration>
    <meta:generator>BrOffice.org/3.2$Win32 OpenOffice.org_project/320m12$Build-9483</meta:generator>
    <dc:date>2010-12-21T13:43:10.68</dc:date>
    <meta:document-statistic meta:table-count="2" meta:image-count="1" meta:object-count="0" meta:page-count="3" meta:paragraph-count="55" meta:word-count="507" meta:character-count="3328"/>
  </office:meta>
</office:document-meta>
</file>